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058023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UÑOZ CHURATA, DANIE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397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5 - Trans. Aer. Caja Codornice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2" office:value-type="string">
            <text:p text:style-name="P11">031 - Servicio de Encintado de Caja</text:p>
          </table:table-cell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1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7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3/10/2021</text:p>
          </table:table-cell>
          <table:table-cell table:style-name="Tabla2.A2" office:value-type="string">
            <text:p text:style-name="P7">509797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GESA</text:p>
          </table:table-cell>
          <table:table-cell table:style-name="Tabla3.A2" office:value-type="string">
            <text:p text:style-name="P20">COODORNICES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3T17:35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